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706"/>
    </style:style>
    <style:style style:name="P2" style:family="paragraph" style:parent-style-name="Standard">
      <style:text-properties officeooo:rsid="0007c706" officeooo:paragraph-rsid="0007c70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c706" officeooo:paragraph-rsid="0007c706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7c706" officeooo:paragraph-rsid="0007c706" style:font-weight-asian="bold" style:font-weight-complex="bold"/>
    </style:style>
    <style:style style:name="P5" style:family="paragraph" style:parent-style-name="Standard">
      <style:text-properties fo:font-weight="bold" officeooo:rsid="0007c706" officeooo:paragraph-rsid="0007c706" style:font-weight-asian="bold" style:font-weight-complex="bold"/>
    </style:style>
    <style:style style:name="P6" style:family="paragraph" style:parent-style-name="Standard">
      <style:text-properties fo:font-style="normal" fo:font-weight="normal" officeooo:rsid="0007c706" officeooo:paragraph-rsid="0007c70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7c706" officeooo:paragraph-rsid="0007c706" style:font-size-asian="16pt" style:font-weight-asian="bold" style:font-size-complex="16pt" style:font-weight-complex="bold"/>
    </style:style>
    <style:style style:name="P8" style:family="paragraph" style:parent-style-name="Preformatted_20_Text">
      <style:text-properties officeooo:rsid="0007c706" officeooo:paragraph-rsid="0007c706"/>
    </style:style>
    <style:style style:name="P9" style:family="paragraph" style:parent-style-name="Preformatted_20_Text">
      <style:text-properties style:font-name="Liberation Serif" fo:font-size="12pt" officeooo:rsid="0009ab39" officeooo:paragraph-rsid="0009ab39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0a8476" officeooo:paragraph-rsid="000a8476" style:font-size-asian="12pt" style:font-size-complex="12pt"/>
    </style:style>
    <style:style style:name="P11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09ab39" officeooo:paragraph-rsid="0009ab39" style:font-size-asian="12pt" style:font-weight-asian="bold" style:font-size-complex="12pt" style:font-weight-complex="bold"/>
    </style:style>
    <style:style style:name="T1" style:family="text">
      <style:text-properties officeooo:rsid="0009ab39"/>
    </style:style>
    <style:style style:name="T2" style:family="text">
      <style:text-properties officeooo:rsid="000a8476"/>
    </style:style>
    <style:style style:name="T3" style:family="text">
      <style:text-properties officeooo:rsid="000e6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ravel</text:p>
      <text:p text:style-name="P2"/>
      <text:p text:style-name="P3">Installation : <text:span text:style-name="T1">Création du projet : </text:span></text:p>
      <text:p text:style-name="P2"/>
      <text:p text:style-name="P1">composer create-project --prefer-dist laravel/laravel +nom du projet</text:p>
      <text:p text:style-name="P2">Cela installe Laravel et crée un nouveau projet (mais sans la partie développement, c’est la commande --prefer-dist)</text:p>
      <text:p text:style-name="P2"/>
      <text:p text:style-name="P4">Attention : si le .env n’existe pas, il faut copier le .env.example et renommer la copie en .env</text:p>
      <text:p text:style-name="P5">Attention : à chaque nouveau projet il faut installer Laravel et composer : composer install -permet d’avoir le vendor.</text:p>
      <text:p text:style-name="P5"/>
      <text:p text:style-name="P6">On lance le serveur avec php artisan serve</text:p>
      <text:p text:style-name="P2"/>
      <text:p text:style-name="P2">Le .env sert à définir l’environnement du projet.</text:p>
      <text:p text:style-name="P2">En revanche on ne push pas le .env sur github on le met dans gitignore (normalement il y est par défaut).</text:p>
      <text:p text:style-name="P2"/>
      <text:p text:style-name="P2"/>
      <text:p text:style-name="P3">Installation de la débugbar : </text:p>
      <text:p text:style-name="P3"/>
      <text:p text:style-name="P8">composer require barryvdh/laravel-debugbar --dev</text:p>
      <text:p text:style-name="P8"/>
      <text:p text:style-name="P9">Relancer le serveur et <text:span text:style-name="T3">rafraîchir</text:span> la page.</text:p>
      <text:p text:style-name="P9"/>
      <text:p text:style-name="P9"/>
      <text:p text:style-name="P11">Configuration de l’éditeur : </text:p>
      <text:p text:style-name="P11"/>
      <text:p text:style-name="P9">ctrl shift p : installer Laravel Blade Highlighter <text:span text:style-name="T2">et Package Control</text:span></text:p>
      <text:p text:style-name="P10">Pour vérifier ce que l’on a installé dans Sublime : dans Préférences, aller dans Package Control puis List Package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38:34.266000000</meta:creation-date>
    <dc:date>2018-02-22T09:41:29.140000000</dc:date>
    <meta:editing-duration>PT7H56M55S</meta:editing-duration>
    <meta:editing-cycles>3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5" meta:word-count="158" meta:character-count="970" meta:non-whitespace-character-count="827"/>
  </office:meta>
</office:document-meta>
</file>